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dacb" officeooo:paragraph-rsid="001fdacb"/>
    </style:style>
    <style:style style:name="P2" style:family="paragraph" style:parent-style-name="Heading_20_3">
      <style:text-properties officeooo:rsid="001fdacb" officeooo:paragraph-rsid="001fdacb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33b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ntajas desventajas y características de las licencias de Microsoft:</text:p>
      <text:p text:style-name="P1"/>
      <text:p text:style-name="P1"/>
      <text:h text:style-name="P2" text:outline-level="3"><text:span text:style-name="Strong_20_Emphasis">Licencias OEM (fabricante de equipos originales)</text:span></text:h>
      <text:p text:style-name="Text_20_body"><text:span text:style-name="Strong_20_Emphasis">Características:</text:span></text:p>
      <text:list text:style-name="L1">
        <text:list-item>
          <text:p text:style-name="P3"><text:span text:style-name="T1">Asociada al hardware</text:span>: La licencia OEM está preinstalada en un equipo cuando lo compras, y generalmente</text:p>
        </text:list-item>
        <text:list-item>
          <text:p text:style-name="P3"><text:span text:style-name="T1">No transferible</text:span>: Una vez activado en un dispositivo, no puede trasladarse a otro, incluso si el equipo antiguo deja de funcionar.</text:p>
        </text:list-item>
        <text:list-item>
          <text:p text:style-name="P3">Menor costo: Las licencias OEM suelen ser más económicas que las minoristas o por volumen.</text:p>
        </text:list-item>
        <text:list-item>
          <text:p text:style-name="P4"><text:span text:style-name="T1">Sin soporte directo del fabricante del software</text:span>: El soporte es brindado por el fabricante del hardware y no por el fabricante del software (como Microsoft, en el caso de Windows).</text:p>
        </text:list-item>
      </text:list>
      <text:p text:style-name="Text_20_body"><text:span text:style-name="Strong_20_Emphasis">Ventajas:</text:span></text:p>
      <text:list text:style-name="L2">
        <text:list-item>
          <text:p text:style-name="P5"><text:span text:style-name="Strong_20_Emphasis">Costo</text:span> : Generalmente, es la opción más barata para obtener el software, ya que está incluido en el precio del equipo.</text:p>
        </text:list-item>
        <text:list-item>
          <text:p text:style-name="P6"><text:span text:style-name="Strong_20_Emphasis">Simplicidad</text:span> : Está preinstalada en el equipo, lo que facilita la experiencia del usuario al recibir el producto listo para usar.</text:p>
        </text:list-item>
      </text:list>
      <text:p text:style-name="Text_20_body"><text:span text:style-name="Strong_20_Emphasis">Desventajas:</text:span></text:p>
      <text:list text:style-name="L3">
        <text:list-item>
          <text:p text:style-name="P7"><text:span text:style-name="Strong_20_Emphasis">No transferible</text:span> : Si el equipo se daña o lo reemplazas, no puedes transferir la licencia a otro dispositivo.</text:p>
        </text:list-item>
        <text:list-item>
          <text:p text:style-name="P7"><text:span text:style-name="Strong_20_Emphasis">Sin actualizaciones significativas</text:span> : En algunos casos, las licencias OEM pueden no ser elegibles para grandes actualizaciones sin comprar una nueva licencia.</text:p>
        </text:list-item>
        <text:list-item>
          <text:p text:style-name="P8"><text:span text:style-name="Strong_20_Emphasis">Soporte limitado</text:span> : El soporte proviene del fabricante del hardware, lo que podría ser limitado o de menor calidad en comparación con obtener soporte directamente del proveedor del software.</text:p>
        </text:list-item>
      </text:list>
      <text:p text:style-name="Horizontal_20_Line"/>
      <text:h text:style-name="Heading_20_3" text:outline-level="3"><text:span text:style-name="Strong_20_Emphasis">Licencias </text:span><text:span text:style-name="Strong_20_Emphasis"><text:span text:style-name="T2">Retail</text:span></text:span></text:h>
      <text:p text:style-name="Text_20_body"><text:span text:style-name="Strong_20_Emphasis">Características:</text:span></text:p>
      <text:list text:style-name="L4">
        <text:list-item>
          <text:p text:style-name="P9"><text:span text:style-name="T1">Licencia de uso individual</text:span>: Es una licencia comprada directamente del proveedor del software (como Microsoft Store) para un solo equipo.</text:p>
        </text:list-item>
        <text:list-item>
          <text:p text:style-name="P9"><text:span text:style-name="T1">Transferible</text:span>: A diferencia de las licencias OEM, puedes desactivar la licencia en un dispositivo e instalarla en otro.</text:p>
        </text:list-item>
        <text:list-item>
          <text:p text:style-name="P10"><text:span text:style-name="T1">Incluye soporte directo</text:span>: Normalmente, las licencias minoristas incluyen soporte directo por parte del fabricante del software.</text:p>
        </text:list-item>
      </text:list>
      <text:p text:style-name="Text_20_body"><text:span text:style-name="Strong_20_Emphasis">Ventajas:</text:span></text:p>
      <text:list text:style-name="L5">
        <text:list-item>
          <text:p text:style-name="P11"><text:span text:style-name="Strong_20_Emphasis">Transferibilidad</text:span> : Si cambias de equipo, puedes mover la licencia a tu nuevo dispositivo.</text:p>
        </text:list-item>
        <text:list-item>
          <text:p text:style-name="P11"><text:span text:style-name="Strong_20_Emphasis">Control mayor</text:span> : Tienes acceso a actualizaciones ya la última versión del software sin necesidad de comprar una nueva licencia, mientras esté vigente.</text:p>
        </text:list-item>
        <text:list-item>
          <text:p text:style-name="P12"><text:soft-page-break/><text:span text:style-name="Strong_20_Emphasis">Soporte del proveedor</text:span> : Incluye soporte directo del fabricante del software, lo que suele ser más confiable y completo que el soporte de un fabricante de hardware.</text:p>
        </text:list-item>
      </text:list>
      <text:p text:style-name="Text_20_body"><text:span text:style-name="Strong_20_Emphasis">Desventajas:</text:span></text:p>
      <text:list text:style-name="L6">
        <text:list-item>
          <text:p text:style-name="P13"><text:span text:style-name="Strong_20_Emphasis">Costo</text:span> : Las licencias minoristas suelen ser más caras que las OEM.</text:p>
        </text:list-item>
        <text:list-item>
          <text:p text:style-name="P14"><text:span text:style-name="Strong_20_Emphasis">Uso limitado</text:span> : Aunque puede transferirse entre equipos, solo se puede utilizar en un dispositivo a la vez.</text:p>
        </text:list-item>
      </text:list>
      <text:p text:style-name="Horizontal_20_Line"/>
      <text:h text:style-name="Heading_20_3" text:outline-level="3"><text:span text:style-name="Strong_20_Emphasis">Licencias por volumen</text:span></text:h>
      <text:p text:style-name="Text_20_body"><text:span text:style-name="Strong_20_Emphasis">Características:</text:span></text:p>
      <text:list text:style-name="L7">
        <text:list-item>
          <text:p text:style-name="P15"><text:span text:style-name="T1">Uso para múltiples dispositivos</text:span>: Este tipo de licencia está diseñado para organizaciones, permitiendo instalar el software en varios dispositivos con una única clave o grupo de claves.</text:p>
        </text:list-item>
        <text:list-item>
          <text:p text:style-name="P15"><text:span text:style-name="T1">Personalización</text:span>: Suelen ofrecer características personalizadas para las necesidades de las empresas, como la gestión de usuarios y dispositivos.</text:p>
        </text:list-item>
        <text:list-item>
          <text:p text:style-name="P16"><text:span text:style-name="T1">Descuentos por cantidad:</text:span> Ofrecen precios más bajos cuanto mayor es el volumen de licencias adquiridas.</text:p>
        </text:list-item>
      </text:list>
      <text:p text:style-name="Text_20_body"><text:span text:style-name="Strong_20_Emphasis">Ventajas:</text:span></text:p>
      <text:list text:style-name="L8">
        <text:list-item>
          <text:p text:style-name="P17"><text:span text:style-name="Strong_20_Emphasis">Costo reducido por unidad</text:span> : Cuanto mayor sea el número de licencias compradas, menor será el costo por licencia.</text:p>
        </text:list-item>
        <text:list-item>
          <text:p text:style-name="P17"><text:span text:style-name="Strong_20_Emphasis">Fácil gestión</text:span> : La empresa puede gestionar todas las licencias desde una consola centralizada.</text:p>
        </text:list-item>
        <text:list-item>
          <text:p text:style-name="P18"><text:span text:style-name="Strong_20_Emphasis">Flexibilidad en activación</text:span> : Se permite la activación en Múltiples dispositivos dentro de una organización con procedimientos más sencillos.</text:p>
        </text:list-item>
      </text:list>
      <text:p text:style-name="Text_20_body"><text:span text:style-name="Strong_20_Emphasis">Desventajas:</text:span></text:p>
      <text:list text:style-name="L9">
        <text:list-item>
          <text:p text:style-name="P19"><text:span text:style-name="Strong_20_Emphasis">No accesible para usuarios individuales</text:span> : Generalmente, está destinada a organizaciones y no está disponible para particulares.</text:p>
        </text:list-item>
        <text:list-item>
          <text:p text:style-name="P19"><text:span text:style-name="Strong_20_Emphasis">Costos iniciales elevados</text:span> : Aunque el costo por unidad es menor, la inversión inicial puede ser alta debido a la cantidad mínima de licencias necesarias.</text:p>
        </text:list-item>
        <text:list-item>
          <text:p text:style-name="P20"><text:span text:style-name="Strong_20_Emphasis">Uso empresarial</text:span> : No es ideal para usuarios individuales o pequeñas empresas que no necesiten un volumen grande de licencia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6:50:13.021000000</meta:creation-date>
    <dc:date>2024-09-26T16:55:05.743000000</dc:date>
    <meta:editing-duration>PT4M52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39" meta:word-count="571" meta:character-count="3624" meta:non-whitespace-character-count="3118"/>
  </office:meta>
</office:document-meta>
</file>